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5.884cm" fo:min-width="16.214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615cm" fo:min-width="22.97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5.278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2.141cm" fo:padding-top="0.127cm" fo:padding-bottom="0.127cm" fo:padding-left="0.254cm" fo:padding-right="0.254cm" fo:wrap-option="wrap" draw:shadow-color="#808080"/>
    </style:style>
    <style:style style:name="gr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3.64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4cm" fo:min-width="22.14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6.001cm" fo:min-width="16.07cm" fo:padding-top="0.138cm" fo:padding-bottom="0.138cm" fo:padding-left="0.275cm" fo:padding-right="0.275cm" fo:wrap-option="wrap" draw:shadow-color="#808080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4cm" fo:min-width="22.141cm" fo:padding-top="0.127cm" fo:padding-bottom="0.127cm" fo:padding-left="0.254cm" fo:padding-right="0.254cm" fo:wrap-option="wrap" draw:shadow-color="#808080"/>
    </style:style>
    <style:style style:name="gr2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516cm" fo:min-width="15.228cm" fo:padding-top="0.138cm" fo:padding-bottom="0.138cm" fo:padding-left="0.275cm" fo:padding-right="0.275cm" fo:wrap-option="wrap" draw:shadow-color="#808080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4cm" fo:min-width="22.14cm" fo:padding-top="0.127cm" fo:padding-bottom="0.127cm" fo:padding-left="0.254cm" fo:padding-right="0.254cm" fo:wrap-option="wrap" draw:shadow-color="#808080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min-height="16.611cm" fo:min-width="16.716cm" fo:padding-top="0.13cm" fo:padding-bottom="0.13cm" fo:padding-left="0.25cm" fo:padding-right="0.25cm" fo:wrap-option="no-wrap" draw:shadow-color="#808080"/>
    </style:style>
    <style:style style:name="gr3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2.141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4cm" fo:min-width="22.141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4.4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4cm" fo:min-width="22.14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516cm" fo:min-width="15.228cm" fo:padding-top="0.138cm" fo:padding-bottom="0.138cm" fo:padding-left="0.275cm" fo:padding-right="0.275cm" fo:wrap-option="wrap" draw:shadow-color="#808080"/>
    </style:style>
    <style:style style:name="gr55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5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4.195cm" fo:padding-top="0.127cm" fo:padding-bottom="0.127cm" fo:padding-left="0.254cm" fo:padding-right="0.254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2.14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3.622cm" fo:padding-top="0.127cm" fo:padding-bottom="0.127cm" fo:padding-left="0.254cm" fo:padding-right="0.254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4cm" fo:min-width="22.14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4.694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4cm" fo:min-width="23.393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12.516cm" fo:min-width="15.228cm" fo:padding-top="0.138cm" fo:padding-bottom="0.138cm" fo:padding-left="0.275cm" fo:padding-right="0.275cm" fo:wrap-option="wrap" draw:shadow-color="#808080"/>
    </style:style>
    <style:style style:name="gr7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4.05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4.29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4.89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4cm" fo:min-width="24.29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8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4.89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5.559cm" fo:min-width="25.39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3.851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5.293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9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4.89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5cm" fo:min-width="25.293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4">
      <style:graphic-properties draw:stroke="none" draw:fill="none" draw:fill-color="#ffffff" draw:textarea-horizontal-align="justify" draw:textarea-vertical-align="middle" draw:auto-grow-height="false" fo:min-height="3.556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419cm" fo:min-width="0.982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234cm" fo:min-width="22.09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7">
      <style:graphic-properties draw:stroke="none" draw:fill="none" draw:fill-color="#ffffff" draw:textarea-horizontal-align="justify" draw:textarea-vertical-align="bottom" draw:auto-grow-height="false" fo:min-height="1.144cm" fo:min-width="7.996cm" fo:padding-top="0.138cm" fo:padding-bottom="0.138cm" fo:padding-left="0.275cm" fo:padding-right="0.275cm" fo:wrap-option="wrap" draw:shadow-color="#808080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1.101cm" style:use-optimal-column-width="false"/>
    </style:style>
    <style:style style:name="ro1" style:family="table-row">
      <style:table-row-properties style:row-height="1.732cm"/>
    </style:style>
    <style:style style:name="ro2" style:family="table-row">
      <style:table-row-properties style:row-height="1.027cm"/>
    </style:style>
    <style:style style:name="ce1" style:family="table-cell">
      <loext:graphic-properties draw:fill="none" draw:textarea-horizontal-align="justify" draw:textarea-vertical-align="top" fo:padding-top="0.168cm" fo:padding-bottom="0.13cm" fo:padding-left="0.25cm" fo:padding-right="0.25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80%" fo:text-align="center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80%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3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15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text-align="end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20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</style:style>
    <style:style style:name="P22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23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</style:style>
    <style:style style:name="P24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90%" fo:text-indent="0cm" style:punctuation-wrap="hanging" style:line-break="strict" style:writing-mode="lr-tb" style:font-independent-line-spacing="true"/>
    </style:style>
    <style:style style:name="P2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27" style:family="paragraph">
      <style:paragraph-properties fo:margin-left="0cm" fo:margin-right="0cm" fo:margin-top="0.176cm" fo:margin-bottom="0cm" fo:line-height="90%" fo:text-align="start" fo:text-indent="0cm" style:punctuation-wrap="hanging" style:line-break="strict" style:writing-mode="lr-tb"/>
    </style:style>
    <style:style style:name="P28" style:family="paragraph">
      <style:paragraph-properties fo:margin-left="0cm" fo:margin-right="0cm" fo:margin-top="0.229cm" fo:margin-bottom="0cm" fo:line-height="90%" fo:text-align="start" fo:text-indent="0cm" style:punctuation-wrap="hanging" style:line-break="strict" style:writing-mode="lr-tb"/>
    </style:style>
    <style:style style:name="P29" style:family="paragraph">
      <loext:graphic-properties draw:fill="none" draw:fill-color="#ffffff"/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30" style:family="paragraph">
      <style:paragraph-properties fo:margin-left="2.059cm" fo:margin-right="0cm" fo:margin-top="0.229cm" fo:margin-bottom="0cm" fo:line-height="100%" fo:text-align="start" fo:text-indent="-0.785cm" style:punctuation-wrap="hanging" style:line-break="strict" style:writing-mode="lr-tb"/>
    </style:style>
    <style:style style:name="P31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264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202cm" fo:margin-bottom="0cm" fo:line-height="100%" fo:text-align="start" fo:text-indent="0cm" style:punctuation-wrap="hanging" style:line-break="strict" style:writing-mode="lr-tb"/>
    </style:style>
    <style:style style:name="P34" style:family="paragraph">
      <style:paragraph-properties fo:margin-left="0cm" fo:margin-right="0cm" fo:margin-top="0cm" fo:margin-bottom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3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36" style:family="paragraph">
      <style:paragraph-properties fo:margin-left="0cm" fo:margin-right="0cm" fo:margin-top="0.185cm" fo:margin-bottom="0cm" fo:line-height="100%" fo:text-align="start" fo:text-indent="0cm" style:punctuation-wrap="hanging" style:line-break="strict" style:writing-mode="lr-tb"/>
    </style:style>
    <style:style style:name="P37" style:family="paragraph">
      <style:paragraph-properties fo:margin-left="0cm" fo:margin-right="0cm" fo:margin-top="0.167cm" fo:margin-bottom="0cm" fo:line-height="100%" fo:text-align="start" fo:text-indent="0cm" style:punctuation-wrap="hanging" style:line-break="strict" style:writing-mode="lr-tb"/>
    </style:style>
    <style:style style:name="P38" style:family="paragraph">
      <loext:graphic-properties draw:fill="none" draw:fill-color="#ffffff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3.175cm" fo:margin-right="0cm" fo:margin-top="0.176cm" fo:margin-bottom="0cm" fo:line-height="100%" fo:text-align="start" fo:text-indent="-0.631cm" style:punctuation-wrap="hanging" style:line-break="strict" style:writing-mode="lr-tb"/>
    </style:style>
    <style:style style:name="P40" style:family="paragraph">
      <style:paragraph-properties fo:margin-left="0cm" fo:margin-right="0cm" fo:margin-top="0.158cm" fo:margin-bottom="0cm" fo:line-height="96%" fo:text-align="start" fo:text-indent="0cm" style:punctuation-wrap="hanging" style:line-break="strict" style:writing-mode="lr-tb"/>
    </style:style>
    <style:style style:name="P41" style:family="paragraph">
      <style:paragraph-properties fo:margin-left="3.175cm" fo:margin-right="0cm" fo:margin-top="0.211cm" fo:margin-bottom="0cm" fo:line-height="100%" fo:text-align="start" fo:text-indent="-0.631cm" style:punctuation-wrap="hanging" style:line-break="strict" style:writing-mode="lr-tb"/>
    </style:style>
    <style:style style:name="P42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T1" style:family="text">
      <style:text-properties fo:color="#ffffff" fo:font-size="48pt" fo:language="es" fo:country="ES" style:font-size-asian="48pt" style:language-asian="es" style:country-asian="ES" style:font-size-complex="48pt" style:language-complex="es" style:country-complex="ES"/>
    </style:style>
    <style:style style:name="T2" style:family="text">
      <style:text-properties fo:font-size="32pt" fo:language="es" fo:country="ES" style:font-size-asian="32pt" style:language-asian="es" style:country-asian="ES" style:font-size-complex="32pt" style:language-complex="es" style:country-complex="ES"/>
    </style:style>
    <style:style style:name="T3" style:family="text">
      <style:text-properties style:font-name="Arial Black" fo:font-size="12pt" fo:language="es" fo:country="ES" style:font-size-asian="12pt" style:language-asian="es" style:country-asian="ES" style:font-size-complex="12pt" style:language-complex="es" style:country-complex="ES"/>
    </style:style>
    <style:style style:name="T4" style:family="text">
      <style:text-properties fo:color="#ffffff" fo:font-size="12pt" fo:language="es" fo:country="ES" fo:font-weight="bold" style:font-size-asian="12pt" style:language-asian="es" style:country-asian="ES" style:font-weight-asian="bold" style:font-size-complex="12pt" style:language-complex="es" style:country-complex="ES" style:font-weight-complex="bold"/>
    </style:style>
    <style:style style:name="T5" style:family="text">
      <style:text-properties style:font-name="Tw Cen MT" fo:font-size="44pt" fo:language="es" fo:country="ES" style:font-size-asian="44pt" style:language-asian="es" style:country-asian="ES" style:font-size-complex="44pt" style:language-complex="es" style:country-complex="ES"/>
    </style:style>
    <style:style style:name="T6" style:family="text">
      <style:text-properties fo:color="#000000" style:font-name="Tw Cen MT" fo:font-size="32pt" fo:language="es" fo:country="ES" style:font-size-asian="32pt" style:language-asian="es" style:country-asian="ES" style:font-size-complex="32pt" style:language-complex="es" style:country-complex="ES"/>
    </style:style>
    <style:style style:name="T7" style:family="text">
      <style:text-properties fo:color="#000000" style:text-line-through-style="none" style:text-line-through-type="none" style:text-position="0% 100%" style:font-name="Tw Cen MT" fo:font-size="26pt" fo:language="es" fo:country="ES" fo:font-style="normal" fo:text-shadow="none" style:text-underline-style="none" fo:font-weight="normal" style:font-name-asian="Droid Sans" style:font-size-asian="26pt" style:language-asian="es" style:country-asian="ES" style:font-style-asian="normal" style:font-weight-asian="normal" style:font-name-complex="Droid Sans" style:font-size-complex="26pt" style:language-complex="es" style:country-complex="ES" style:font-style-complex="normal" style:font-weight-complex="normal" style:font-relief="none"/>
    </style:style>
    <style:style style:name="T8" style:family="text">
      <style:text-properties fo:color="#000000" style:text-line-through-style="none" style:text-line-through-type="none" style:text-position="0% 100%" style:font-name="Tw Cen MT" fo:font-size="24pt" fo:language="es" fo:country="ES" fo:font-style="normal" fo:text-shadow="none" style:text-underline-style="none" fo:font-weight="normal" style:font-name-asian="Droid Sans" style:font-size-asian="24pt" style:language-asian="es" style:country-asian="ES" style:font-style-asian="normal" style:font-weight-asian="normal" style:font-name-complex="Droid Sans" style:font-size-complex="24pt" style:language-complex="es" style:country-complex="ES" style:font-style-complex="normal" style:font-weight-complex="normal" style:font-relief="none"/>
    </style:style>
    <style:style style:name="T9" style:family="text">
      <style:text-properties fo:font-size="14pt" fo:language="es" fo:country="ES" style:font-size-asian="14pt" style:language-asian="es" style:country-asian="ES" style:font-size-complex="14pt" style:language-complex="es" style:country-complex="ES"/>
    </style:style>
    <style:style style:name="T10" style:family="text">
      <style:text-properties fo:color="#000000" style:text-line-through-style="none" style:text-line-through-type="none" style:text-position="0% 100%" style:font-name="Arial" fo:font-size="20pt" fo:language="es" fo:country="ES" fo:font-style="normal" fo:text-shadow="none" style:text-underline-style="none" fo:font-weight="normal" style:font-name-asian="Droid Sans" style:font-size-asian="20pt" style:language-asian="es" style:country-asian="ES" style:font-style-asian="normal" style:font-weight-asian="normal" style:font-name-complex="Droid Sans" style:font-size-complex="20pt" style:language-complex="es" style:country-complex="ES" style:font-style-complex="normal" style:font-weight-complex="normal" style:font-relief="none"/>
    </style:style>
    <style:style style:name="T11" style:family="text">
      <style:text-properties fo:font-size="18pt" fo:language="es" fo:country="ES" style:font-size-asian="18pt" style:language-asian="es" style:country-asian="ES" style:font-size-complex="18pt" style:language-complex="es" style:country-complex="ES"/>
    </style:style>
    <style:style style:name="T12" style:family="text">
      <style:text-properties fo:color="#000000" style:text-line-through-style="none" style:text-line-through-type="none" style:text-position="0% 100%" style:font-name="Tw Cen MT" fo:font-size="22pt" fo:language="es" fo:country="ES" fo:font-style="normal" fo:text-shadow="none" style:text-underline-style="none" fo:font-weight="normal" style:font-name-asian="Droid Sans" style:font-size-asian="22pt" style:language-asian="es" style:country-asian="ES" style:font-style-asian="normal" style:font-weight-asian="normal" style:font-name-complex="Droid Sans" style:font-size-complex="22pt" style:language-complex="es" style:country-complex="ES" style:font-style-complex="normal" style:font-weight-complex="normal" style:font-relief="none"/>
    </style:style>
    <style:style style:name="T13" style:family="text">
      <style:text-properties fo:color="#000000" style:text-line-through-style="none" style:text-line-through-type="none" style:text-position="0% 100%" style:font-name="Tw Cen MT" fo:font-size="22pt" fo:language="es" fo:country="ES" fo:font-style="italic" fo:text-shadow="none" style:text-underline-style="none" fo:font-weight="normal" style:font-name-asian="Droid Sans" style:font-size-asian="22pt" style:language-asian="es" style:country-asian="ES" style:font-style-asian="italic" style:font-weight-asian="normal" style:font-name-complex="Droid Sans" style:font-size-complex="22pt" style:language-complex="es" style:country-complex="ES" style:font-style-complex="italic" style:font-weight-complex="normal" style:font-relief="none"/>
    </style:style>
    <style:style style:name="T14" style:family="text">
      <style:text-properties fo:color="#000000" style:text-line-through-style="none" style:text-line-through-type="none" style:text-position="0% 100%" style:font-name="Arial" fo:font-size="18pt" fo:language="es" fo:country="ES" fo:font-style="normal" fo:text-shadow="none" style:text-underline-style="none" fo:font-weight="normal" style:font-name-asian="Droid Sans" style:font-size-asian="18pt" style:language-asian="es" style:country-asian="ES" style:font-style-asian="normal" style:font-weight-asian="normal" style:font-name-complex="Droid Sans" style:font-size-complex="18pt" style:language-complex="es" style:country-complex="ES" style:font-style-complex="normal" style:font-weight-complex="normal" style:font-relief="none"/>
    </style:style>
    <style:style style:name="T15" style:family="text">
      <style:text-properties fo:font-size="12pt" fo:language="es" fo:country="ES" style:font-size-asian="12pt" style:language-asian="es" style:country-asian="ES" style:font-size-complex="12pt" style:language-complex="es" style:country-complex="ES"/>
    </style:style>
    <style:style style:name="T16" style:family="text">
      <style:text-properties fo:font-size="12pt" fo:language="es" fo:country="ES" fo:font-weight="bold" style:font-size-asian="12pt" style:language-asian="es" style:country-asian="ES" style:font-weight-asian="bold" style:font-size-complex="12pt" style:language-complex="es" style:country-complex="ES" style:font-weight-complex="bold"/>
    </style:style>
    <style:style style:name="T17" style:family="text">
      <style:text-properties fo:color="#000000" style:text-line-through-style="none" style:text-line-through-type="none" style:text-position="0% 100%" style:font-name="Tw Cen MT" fo:font-size="20pt" fo:language="es" fo:country="ES" fo:font-style="normal" fo:text-shadow="none" style:text-underline-style="none" fo:font-weight="normal" style:font-name-asian="Droid Sans" style:font-size-asian="20pt" style:language-asian="es" style:country-asian="ES" style:font-style-asian="normal" style:font-weight-asian="normal" style:font-name-complex="Droid Sans" style:font-size-complex="20pt" style:language-complex="es" style:country-complex="ES" style:font-style-complex="normal" style:font-weight-complex="normal" style:font-relief="none"/>
    </style:style>
    <style:style style:name="T18" style:family="text">
      <style:text-properties fo:color="#000000" style:text-line-through-style="none" style:text-line-through-type="none" style:text-position="0% 100%" style:font-name="Tw Cen MT" fo:font-size="26pt" fo:language="es" fo:country="ES" fo:font-style="italic" fo:text-shadow="none" style:text-underline-style="none" fo:font-weight="normal" style:font-name-asian="Droid Sans" style:font-size-asian="26pt" style:language-asian="es" style:country-asian="ES" style:font-style-asian="italic" style:font-weight-asian="normal" style:font-name-complex="Droid Sans" style:font-size-complex="26pt" style:language-complex="es" style:country-complex="ES" style:font-style-complex="italic" style:font-weight-complex="normal" style:font-relief="none"/>
    </style:style>
    <style:style style:name="T19" style:family="text">
      <style:text-properties fo:color="#000000" style:font-name="Tw Cen MT" fo:font-size="30pt" fo:language="es" fo:country="ES" style:font-size-asian="30pt" style:language-asian="es" style:country-asian="ES" style:font-size-complex="30pt" style:language-complex="es" style:country-complex="ES"/>
    </style:style>
    <style:style style:name="T20" style:family="text">
      <style:text-properties fo:color="#000000" style:text-line-through-style="none" style:text-line-through-type="none" style:text-position="0% 100%" style:font-name="Tw Cen MT" fo:font-size="23pt" fo:language="es" fo:country="ES" fo:font-style="normal" fo:text-shadow="none" style:text-underline-style="none" fo:font-weight="normal" style:font-name-asian="Droid Sans" style:font-size-asian="23pt" style:language-asian="es" style:country-asian="ES" style:font-style-asian="normal" style:font-weight-asian="normal" style:font-name-complex="Droid Sans" style:font-size-complex="23pt" style:language-complex="es" style:country-complex="ES" style:font-style-complex="normal" style:font-weight-complex="normal" style:font-relief="none"/>
    </style:style>
    <style:style style:name="T21" style:family="text">
      <style:text-properties style:font-name="Tw Cen MT" fo:font-size="40pt" fo:language="es" fo:country="ES" style:font-size-asian="40pt" style:language-asian="es" style:country-asian="ES" style:font-size-complex="40pt" style:language-complex="es" style:country-complex="ES"/>
    </style:style>
    <style:style style:name="T22" style:family="text">
      <style:text-properties fo:color="#000000" style:font-name="Tw Cen MT" fo:font-size="28pt" fo:language="es" fo:country="ES" style:font-size-asian="28pt" style:language-asian="es" style:country-asian="ES" style:font-size-complex="28pt" style:language-complex="es" style:country-complex="ES"/>
    </style:style>
    <style:style style:name="T23" style:family="text">
      <style:text-properties fo:color="#000000" style:text-line-through-style="none" style:text-line-through-type="none" style:text-position="0% 100%" style:font-name="Tw Cen MT" fo:font-size="21pt" fo:language="es" fo:country="ES" fo:font-style="normal" fo:text-shadow="none" style:text-underline-style="none" fo:font-weight="normal" style:font-name-asian="Droid Sans" style:font-size-asian="21pt" style:language-asian="es" style:country-asian="ES" style:font-style-asian="normal" style:font-weight-asian="normal" style:font-name-complex="Droid Sans" style:font-size-complex="21pt" style:language-complex="es" style:country-complex="ES" style:font-style-complex="normal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Tw Cen MT" fo:font-size="19pt" fo:language="es" fo:country="ES" fo:font-style="normal" fo:text-shadow="none" style:text-underline-style="none" fo:font-weight="normal" style:font-name-asian="Droid Sans" style:font-size-asian="19pt" style:language-asian="es" style:country-asian="ES" style:font-style-asian="normal" style:font-weight-asian="normal" style:font-name-complex="Droid Sans" style:font-size-complex="19pt" style:language-complex="es" style:country-complex="ES" style:font-style-complex="normal" style:font-weight-complex="normal" style:font-relief="none"/>
    </style:style>
    <style:style style:name="T25" style:family="text">
      <style:text-properties fo:color="#000000" style:text-line-through-style="none" style:text-line-through-type="none" style:text-position="0% 100%" style:font-name="Tw Cen MT" fo:font-size="21pt" fo:language="es" fo:country="ES" fo:font-style="italic" fo:text-shadow="none" style:text-underline-style="none" fo:font-weight="normal" style:font-name-asian="Droid Sans" style:font-size-asian="21pt" style:language-asian="es" style:country-asian="ES" style:font-style-asian="italic" style:font-weight-asian="normal" style:font-name-complex="Droid Sans" style:font-size-complex="21pt" style:language-complex="es" style:country-complex="ES" style:font-style-complex="italic" style:font-weight-complex="normal" style:font-relief="none"/>
    </style:style>
    <style:style style:name="T26" style:family="text">
      <style:text-properties fo:font-size="18pt" fo:language="es" fo:country="ES" fo:font-weight="bold" style:font-size-asian="18pt" style:language-asian="es" style:country-asian="ES" style:font-weight-asian="bold" style:font-size-complex="18pt" style:language-complex="es" style:country-complex="ES" style:font-weight-complex="bold"/>
    </style:style>
    <style:style style:name="T27" style:family="text">
      <style:text-properties fo:color="#000000" style:text-line-through-style="none" style:text-line-through-type="none" style:text-position="0% 100%" style:font-name="Tw Cen MT" fo:font-size="18pt" fo:language="es" fo:country="ES" fo:font-style="normal" fo:text-shadow="none" style:text-underline-style="none" fo:font-weight="normal" style:font-name-asian="Droid Sans" style:font-size-asian="18pt" style:language-asian="es" style:country-asian="ES" style:font-style-asian="normal" style:font-weight-asian="normal" style:font-name-complex="Droid Sans" style:font-size-complex="18pt" style:language-complex="es" style:country-complex="ES" style:font-style-complex="normal" style:font-weight-complex="normal" style:font-relief="none"/>
    </style:style>
    <style:style style:name="T28" style:family="text">
      <style:text-properties fo:color="#000000" style:text-line-through-style="none" style:text-line-through-type="none" style:text-position="0% 100%" style:font-name="Tw Cen MT" fo:font-size="20pt" fo:language="es" fo:country="ES" fo:font-style="normal" fo:text-shadow="none" style:text-underline-style="none" fo:font-weight="bold" style:font-name-asian="Droid Sans" style:font-size-asian="20pt" style:language-asian="es" style:country-asian="ES" style:font-style-asian="normal" style:font-weight-asian="bold" style:font-name-complex="Droid Sans" style:font-size-complex="20pt" style:language-complex="es" style:country-complex="ES" style:font-style-complex="normal" style:font-weight-complex="bold" style:font-relief="none"/>
    </style:style>
    <style:style style:name="T29" style:family="text">
      <style:text-properties fo:color="#000000" style:text-line-through-style="none" style:text-line-through-type="none" style:text-position="0% 100%" style:font-name="Tw Cen MT" fo:font-size="24pt" fo:language="es" fo:country="ES" fo:font-style="normal" fo:text-shadow="none" style:text-underline-style="none" fo:font-weight="bold" style:font-name-asian="Droid Sans" style:font-size-asian="24pt" style:language-asian="es" style:country-asian="ES" style:font-style-asian="normal" style:font-weight-asian="bold" style:font-name-complex="Droid Sans" style:font-size-complex="24pt" style:language-complex="es" style:country-complex="ES" style:font-style-complex="normal" style:font-weight-complex="bold" style:font-relief="none"/>
    </style:style>
    <style:style style:name="T30" style:family="text">
      <style:text-properties fo:color="#000000" style:text-line-through-style="none" style:text-line-through-type="none" style:text-position="0% 100%" style:font-name="Tw Cen MT" fo:font-size="28pt" fo:language="es" fo:country="ES" fo:font-style="normal" fo:text-shadow="none" style:text-underline-style="none" fo:font-weight="normal" style:font-name-asian="Droid Sans" style:font-size-asian="28pt" style:language-asian="es" style:country-asian="ES" style:font-style-asian="normal" style:font-weight-asian="normal" style:font-name-complex="Droid Sans" style:font-size-complex="28pt" style:language-complex="es" style:country-complex="ES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">
        <style:list-level-properties text:min-label-width="0.943cm"/>
        <style:text-properties fo:font-family="Wingdings" style:font-pitch="variable" style:font-charset="x-symbol" fo:color="#00007d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">
        <style:list-level-properties text:space-before="1.27cm" text:min-label-width="0.784cm"/>
        <style:text-properties fo:font-family="Wingdings" style:font-pitch="variable" style:font-charset="x-symbol" fo:color="#9999cc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007d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8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">
        <style:list-level-properties text:space-before="3.81cm" text:min-label-width="0.635cm"/>
        <style:text-properties fo:font-family="Wingdings" style:font-pitch="variable" style:font-charset="x-symbol" fo:color="#9999cc" fo:font-size="7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65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">
        <style:list-level-properties text:space-before="1.27cm"/>
        <style:text-properties fo:font-family="Wingdings" style:font-pitch="variable" style:font-charset="x-symbol" fo:color="#9999cc" fo:font-size="8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use-date-time-name="dtd1">
        <draw:custom-shape draw:style-name="gr1" draw:text-style-name="P2" draw:layer="layout" svg:width="16.722cm" svg:height="6.138cm" svg:x="8.255cm" svg:y="5.08cm">
          <text:list text:style-name="L1">
            <text:list-header>
              <text:p text:style-name="P1"><text:span text:style-name="T1">Introducción a los Sistemas Operat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3.478cm" svg:height="4.869cm" svg:x="1.499cm" svg:y="11.853cm">
          <text:list text:style-name="L2">
            <text:list-header>
              <text:p text:style-name="P3"><text:span text:style-name="T2"/></text:p>
              <text:p text:style-name="P3"><text:span text:style-name="T2">Sistemas Informáticos</text:span></text:p>
              <text:p text:style-name="P3"><text:span text:style-name="T2">I.E.S. Virgen de la Paloma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Predeterminado" presentation:use-date-time-name="dtd1">
        <draw:custom-shape draw:style-name="gr4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22.86cm" svg:height="3.81cm" svg:x="1.27cm" svg:y="0.123cm">
          <text:list text:style-name="L4">
            <text:list-header>
              <text:p text:style-name="P10"><text:span text:style-name="T5">Introducción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6" draw:layer="layout" svg:width="22.649cm" svg:height="12.489cm" svg:x="1.499cm" svg:y="3.726cm">
          <text:list text:style-name="L5">
            <text:list-item>
              <text:p text:style-name="P12"><text:span text:style-name="T6">Sistema Operativo: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Conjunto de los programas de control y los programas de proceso, que tienen por objeto facilitar el uso del ordenador y conseguir que éste funcione eficientemente. </text:span></text:p>
                </text:list-item>
              </text:list>
            </text:list-item>
          </text:list>
          <text:list text:style-name="L5">
            <text:list-item>
              <text:p text:style-name="P14"><text:span text:style-name="T6">Gestión que realiza un Sistema Operativo: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8">De Recursos</text:span></text:p>
                </text:list-item>
                <text:list-item>
                  <text:p text:style-name="P15"><text:span text:style-name="T8">Del Procesador</text:span></text:p>
                </text:list-item>
                <text:list-item>
                  <text:p text:style-name="P15"><text:span text:style-name="T8">De Memoria</text:span></text:p>
                </text:list-item>
                <text:list-item>
                  <text:p text:style-name="P15"><text:span text:style-name="T8">De la Entrada y la Salid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2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9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Predeterminado" presentation:use-date-time-name="dtd1">
        <draw:custom-shape draw:style-name="gr10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1" draw:layer="layout" svg:width="22.86cm" svg:height="3.81cm" svg:x="1.27cm" svg:y="0.123cm">
          <text:list text:style-name="L4">
            <text:list-header>
              <text:p text:style-name="P10"><text:span text:style-name="T5">Introducción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6" draw:layer="layout" svg:width="24.148cm" svg:height="12.489cm" svg:x="1.252cm" svg:y="2.522cm">
          <text:list text:style-name="L5">
            <text:list-item>
              <text:p text:style-name="P12"><text:span text:style-name="T6">Características de un Sistema Operativo: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10">Debe ser capaz de mantener varios procesos a la vez en ejecución, para así aprovechar la capacidad de la memoria, los recursos del sistema y de minimizar tiempos de ocio del procesador y de respuesta del mismo.</text:span></text:p>
                </text:list-item>
                <text:list-item>
                  <text:p text:style-name="P19"><text:span text:style-name="T10">Debe ser capaz de asignar los distintos recursos del sistema a dichos procesos evitando el interbloqueo. </text:span></text:p>
                </text:list-item>
                <text:list-item>
                  <text:p text:style-name="P19"><text:span text:style-name="T10">Debe ser capaz de comunicarlos entre sí.</text:span></text:p>
                </text:list-item>
                <text:list-item>
                  <text:p text:style-name="P19"><text:span text:style-name="T10">Todo ello debe cumplirse de forma rápida y fiable.</text:span></text:p>
                </text:list-item>
                <text:list-item>
                  <text:p text:style-name="P19"><text:span text:style-name="T10">No debe tener un tamaño demasiado grande ni ocupar mucha memoria.</text:span></text:p>
                </text:list-item>
                <text:list-item>
                  <text:p text:style-name="P19"><text:span text:style-name="T10">Debería estar programado de forma modular porque facilitaría su evolución: aumentar los servicios que se prestan al usuario, corregir los fallos comprobados, etc…</text:span></text:p>
                </text:list-item>
                <text:list-item>
                  <text:p text:style-name="P19"><text:span text:style-name="T10">Facilitar el diálogo entre el ordenador y los usuarios, permitiéndolos compartir los recursos, datos, etc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3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15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Predeterminado" presentation:use-date-time-name="dtd1">
        <draw:custom-shape draw:style-name="gr16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1" draw:layer="layout" svg:width="22.86cm" svg:height="3.81cm" svg:x="1.27cm" svg:y="0.115cm">
          <text:list text:style-name="L4">
            <text:list-header>
              <text:p text:style-name="P10"><text:span text:style-name="T5">Generaciones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22.648cm" svg:height="12.488cm" svg:x="2.099cm" svg:y="4.238cm">
          <text:list text:style-name="L5">
            <text:list-item>
              <text:p text:style-name="P12"><text:span text:style-name="T6">Primera generación (1945 – 1955)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Uso de válvulas de vacío, programación cableada.</text:span></text:p>
                </text:list-item>
                <text:list-item>
                  <text:p text:style-name="P13"><text:span text:style-name="T7">No había Sistemas Operativos.</text:span></text:p>
                </text:list-item>
                <text:list-item>
                  <text:p text:style-name="P13"><text:span text:style-name="T7">Todo el trabajo (desde Creación hasta Mantenimiento) realizado por una sóla persona.</text:span></text:p>
                </text:list-item>
                <text:list-item>
                  <text:p text:style-name="P13"><text:span text:style-name="T7">Lenguaje máquina. Tarjetas Perforadas. Impresoras</text:span></text:p>
                </text:list-item>
                <text:list-item>
                  <text:p text:style-name="P13"><text:span text:style-name="T7">Sistema de Turnos: Proceso Serie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136cm" svg:height="9.102cm" svg:x="3.792cm" svg:y="2.134cm" draw:page-number="4" presentation:class="page"/>
          <draw:custom-shape draw:style-name="gr21" draw:text-style-name="P21" draw:layer="layout" svg:width="16.62cm" svg:height="16.277cm" svg:x="1.971cm" svg:y="11.434cm">
            <text:list text:style-name="L7">
              <text:list-header>
                <text:p text:style-name="P20"><text:span text:style-name="T11">Hw.- lo que distingue a las generaciones. 1º Válvulas de vacío. 2º transistores. 3º circuitos integrados.</text:span></text:p>
                <text:p text:style-name="P20"><text:span text:style-name="T11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2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Predeterminado" presentation:use-date-time-name="dtd1">
        <draw:custom-shape draw:style-name="gr23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22.86cm" svg:height="3.81cm" svg:x="1.27cm" svg:y="0.115cm">
          <text:list text:style-name="L4">
            <text:list-header>
              <text:p text:style-name="P10"><text:span text:style-name="T5">Generaciones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6" draw:layer="layout" svg:width="22.649cm" svg:height="12.488cm" svg:x="1.252cm" svg:y="2.924cm">
          <text:list text:style-name="L5">
            <text:list-item>
              <text:p text:style-name="P12"><text:span text:style-name="T6">Segunda generación (1955 – 1965)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Aparición del transistor. Programación lógica, cintas y discos.</text:span></text:p>
                </text:list-item>
                <text:list-item>
                  <text:p text:style-name="P13"><text:span text:style-name="T7">Diversificación laboral.</text:span></text:p>
                </text:list-item>
                <text:list-item>
                  <text:p text:style-name="P13"><text:span text:style-name="T7">Procesamiento por lotes. “agrupaban, cargaban, ejecutan trabajos uno detrás de otro”. Buffering.</text:span></text:p>
                </text:list-item>
                <text:list-item>
                  <text:p text:style-name="P13"><text:span text:style-name="T7">Primer Sistema Operativo: Monitor. Debía estar protegido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2"><text:span text:style-name="T12">Estado </text:span><text:span text:style-name="T13">Superusuario</text:span><text:span text:style-name="T12"> y Estado </text:span><text:span text:style-name="T13">Usuario</text:span><text:span text:style-name="T12">. Gestor de Interrupciones.</text:span></text:p>
                    </text:list-item>
                    <text:list-item>
                      <text:p text:style-name="P23"><text:span text:style-name="T12">MMU (Memory Management Unit) </text:span><text:span text:style-name="T14">Unidad hardware que cuida que ningún programa acceda a una posición de memoria ocupada por la parte residente del sistema operativo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5" presentation:class="page"/>
          <draw:custom-shape draw:style-name="gr28" draw:text-style-name="P25" draw:layer="layout" svg:width="15.778cm" svg:height="12.792cm" svg:x="1.971cm" svg:y="13.503cm">
            <text:list text:style-name="L7">
              <text:list-header>
                <text:p text:style-name="P24"><text:span text:style-name="T15">El proceso que se seguía era el siguiente: </text:span></text:p>
                <text:p text:style-name="P24"><text:span text:style-name="T15">el </text:span><text:span text:style-name="T16">programador</text:span><text:span text:style-name="T15"> perforaba las tarjetas correspondientes al programa y los datos, éstas se le pasaban </text:span></text:p>
                <text:p text:style-name="P24"><text:span text:style-name="T15">al </text:span><text:span text:style-name="T16">operador</text:span><text:span text:style-name="T15">, que se encargaba de introducirlas en el ordenador satélite. La función básica de </text:span></text:p>
                <text:p text:style-name="P24"><text:span text:style-name="T15">este </text:span><text:span text:style-name="T16">ordenador</text:span><text:span text:style-name="T15"> era trasladar la información de dispositivos lentos (tarjetas) a dispositivos más rápidos (cintas magnéticas). De esta forma se preparaba una cinta que contenía una cola de trabajos con varios programas. Esta cinta se montaba después en </text:span></text:p>
                <text:p text:style-name="P24"><text:span text:style-name="T15">el </text:span><text:span text:style-name="T16">ordenador principal</text:span><text:span text:style-name="T15">, más potente, que sólo leía y escribía sobre cinta (dispositivos rápidos). Una vez montada la cinta en este ordenador era necesaria la intervención de un programa </text:span></text:p>
                <text:p text:style-name="P24"><text:span text:style-name="T15">(el </text:span><text:span text:style-name="T16">primer sistema operativo</text:span><text:span text:style-name="T15">), que era el encargado de ejecutar los programas y mandar las salidas a cinta. Esta cinta era montada posteriormente en </text:span></text:p>
                <text:p text:style-name="P24"><text:span text:style-name="T15">el </text:span><text:span text:style-name="T16">ordenador satélite</text:span><text:span text:style-name="T15">, que pasaba los resultados a impresora o tarjeta.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9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Predeterminado" presentation:use-date-time-name="dtd1">
        <draw:custom-shape draw:style-name="gr30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22.86cm" svg:height="3.81cm" svg:x="1.27cm" svg:y="0.115cm">
          <text:list text:style-name="L4">
            <text:list-header>
              <text:p text:style-name="P10"><text:span text:style-name="T5">Generaciones (I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29" draw:layer="layout" svg:width="22.648cm" svg:height="12.488cm" svg:x="1.654cm" svg:y="2.924cm">
          <text:list text:style-name="L5">
            <text:list-item>
              <text:p text:style-name="P26"><text:span text:style-name="T6">Tercera generación (1965 – 1980)</text:span></text:p>
            </text:list-item>
          </text:list>
          <text:list text:style-name="L6">
            <text:list-item>
              <text:list>
                <text:list-item>
                  <text:p text:style-name="P27"><text:span text:style-name="T7">Circuitos integrados</text:span><text:span text:style-name="T17">.</text:span></text:p>
                </text:list-item>
                <text:list-item>
                  <text:p text:style-name="P28"><text:span text:style-name="T7">Multiprogramación.</text:span></text:p>
                </text:list-item>
                <text:list-item>
                  <text:p text:style-name="P27"><text:span text:style-name="T7">Spooling. Spool: </text:span><text:span text:style-name="T18">Operación periférica simultánea en línea</text:span><text:span text:style-name="T10">. </text:span></text:p>
                </text:list-item>
                <text:list-item>
                  <text:p text:style-name="P28"><text:span text:style-name="T7">Memoria virtual: mayor capacidad de memoria utilizando la memoria secundaria.</text:span></text:p>
                </text:list-item>
                <text:list-item>
                  <text:p text:style-name="P28"><text:span text:style-name="T7">Independencia de dispositivo.</text:span></text:p>
                </text:list-item>
                <text:list-item>
                  <text:p text:style-name="P28"><text:span text:style-name="T7">Programación en “tiempo real”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2.436cm" svg:height="9.326cm" svg:x="3.642cm" svg:y="1.513cm" draw:page-number="6" presentation:class="page"/>
          <draw:custom-shape draw:style-name="gr35" draw:text-style-name="P5" draw:layer="layout" svg:width="17.216cm" svg:height="16.871cm" svg:x="1.971cm" svg:y="11.038cm">
            <text:p/>
            <draw:enhanced-geometry svg:viewBox="0 0 21600 21600" draw:type="mso-spt202" draw:enhanced-path="M 0 0 L 21600 0 21600 21600 0 21600 0 0 Z N"/>
          </draw:custom-shape>
          <draw:custom-shape draw:style-name="gr36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Predeterminado" presentation:use-date-time-name="dtd1">
        <draw:custom-shape draw:style-name="gr37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22.86cm" svg:height="3.81cm" svg:x="1.27cm" svg:y="0.115cm">
          <text:list text:style-name="L4">
            <text:list-header>
              <text:p text:style-name="P10"><text:span text:style-name="T5">Generaciones (I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6" draw:layer="layout" svg:width="22.649cm" svg:height="12.489cm" svg:x="1.499cm" svg:y="3.126cm">
          <text:list text:style-name="L5">
            <text:list-item>
              <text:p text:style-name="P12"><text:span text:style-name="T6">Cuarta generación (1980 – 1995)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Aparecen los PC. Redes.</text:span></text:p>
                </text:list-item>
                <text:list-item>
                  <text:p text:style-name="P13"><text:span text:style-name="T7">Sistemas operativos de Red y distribuidos.</text:span></text:p>
                </text:list-item>
                <text:list-item>
                  <text:p text:style-name="P13"><text:span text:style-name="T7">Criptografía.</text:span></text:p>
                </text:list-item>
                <text:list-item>
                  <text:p text:style-name="P13"><text:span text:style-name="T7">MS-DOS: Monousuario, monotarea: PCs.</text:span></text:p>
                </text:list-item>
                <text:list-item>
                  <text:p text:style-name="P13"><text:span text:style-name="T7">UNIX: Multiusuario, multitarea: Grandes Ordenadores.</text:span></text:p>
                </text:list-item>
                <text:list-item>
                  <text:p text:style-name="P13"><text:span text:style-name="T7">Sistemas Gestores de Bases de Datos.</text:span></text:p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30"><text:span text:style-name="T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7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42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Predeterminado" presentation:use-date-time-name="dtd1">
        <draw:custom-shape draw:style-name="gr43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1" draw:layer="layout" svg:width="22.86cm" svg:height="3.81cm" svg:x="1.27cm" svg:y="0.123cm">
          <text:list text:style-name="L4">
            <text:list-header>
              <text:p text:style-name="P10"><text:span text:style-name="T5">Generaciones (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32" draw:layer="layout" svg:width="22.649cm" svg:height="12.488cm" svg:x="1.499cm" svg:y="2.924cm">
          <text:list text:style-name="L5">
            <text:list-item>
              <text:p text:style-name="P31"><text:span text:style-name="T19">Quinta generación (1995 - )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8">Ordenadores Superescalares. Redes Internacionales.</text:span></text:p>
                </text:list-item>
                <text:list-item>
                  <text:p text:style-name="P15"><text:span text:style-name="T8">Interfaces Gráficas. Procesadores más potentes y baratos.</text:span></text:p>
                </text:list-item>
                <text:list-item>
                  <text:p text:style-name="P15"><text:span text:style-name="T8">Programación orientada a objetos.</text:span></text:p>
                </text:list-item>
                <text:list-item>
                  <text:p text:style-name="P15"><text:span text:style-name="T8">Principios Básicos de los SSOO modernos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2"><text:span text:style-name="T12">Abstracción: las capas superiores SW, independientes de las inferiores.</text:span></text:p>
                    </text:list-item>
                    <text:list-item>
                      <text:p text:style-name="P22"><text:span text:style-name="T12">Robustez: los fallos no deben afectar al Sistema.</text:span></text:p>
                    </text:list-item>
                    <text:list-item>
                      <text:p text:style-name="P22"><text:span text:style-name="T12">Estandarización.</text:span></text:p>
                    </text:list-item>
                    <text:list-item>
                      <text:p text:style-name="P22"><text:span text:style-name="T12">Facilidad de Uso y de Desarrollo de Software.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8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48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Predeterminado" presentation:use-date-time-name="dtd1">
        <draw:custom-shape draw:style-name="gr49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1" draw:layer="layout" svg:width="24.928cm" svg:height="3.81cm" svg:x="0.269cm" svg:y="0.198cm">
          <text:list text:style-name="L4">
            <text:list-header>
              <text:p text:style-name="P10"><text:span text:style-name="T5">Tipos de Sistemas Operativos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2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22.648cm" svg:height="12.488cm" svg:x="1.852cm" svg:y="2.924cm">
          <text:list text:style-name="L5">
            <text:list-item>
              <text:p text:style-name="P12"><text:span text:style-name="T6">Por su estructura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Estructura Monolítica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33"><text:span text:style-name="T20">Sistema Operativo: un solo programa.</text:span></text:p>
                    </text:list-item>
                    <text:list-item>
                      <text:p text:style-name="P33"><text:span text:style-name="T20">Diseñados a medida: Eficientes y sin Flexibilidad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3"><text:span text:style-name="T7">Estructura Jerárquica (Anillos Concéntricos)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2"><text:span text:style-name="T12">Gestión y Planificación de la CPU</text:span></text:p>
                    </text:list-item>
                    <text:list-item>
                      <text:p text:style-name="P22"><text:span text:style-name="T12">Gestión de Memoria</text:span></text:p>
                    </text:list-item>
                    <text:list-item>
                      <text:p text:style-name="P22"><text:span text:style-name="T12">Gestión de las comunicaciones con el operador</text:span></text:p>
                    </text:list-item>
                    <text:list-item>
                      <text:p text:style-name="P22"><text:span text:style-name="T12">Gestión de la E/S</text:span></text:p>
                    </text:list-item>
                    <text:list-item>
                      <text:p text:style-name="P22"><text:span text:style-name="T12">Gestión de Archivo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3"><text:span text:style-name="T7">Máquina Virtual</text:span></text:p>
                </text:list-item>
                <text:list-item>
                  <text:p text:style-name="P13"><text:span text:style-name="T7">Cliente/Servidor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9" presentation:class="page"/>
          <draw:custom-shape draw:style-name="gr54" draw:text-style-name="P21" draw:layer="layout" svg:width="15.778cm" svg:height="12.792cm" svg:x="1.971cm" svg:y="13.503cm">
            <text:list text:style-name="L7">
              <text:list-header>
                <text:p text:style-name="P20"><text:span text:style-name="T11">CPU: Unidad Central de Proceso.</text:span></text:p>
                <text:p text:style-name="P34"><text:span text:style-name="T11"><text:tab/></text:span><text:span text:style-name="T11">ALU: Unidad Aritmético- Lógica.</text:span></text:p>
                <text:p text:style-name="P34"><text:span text:style-name="T11"><text:tab/></text:span><text:span text:style-name="T11">UC: Unidad de 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Predeterminado" presentation:use-date-time-name="dtd1">
        <draw:custom-shape draw:style-name="gr56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1" draw:layer="layout" svg:width="24.703cm" svg:height="3.81cm" svg:x="0.697cm" svg:y="0cm">
          <text:list text:style-name="L4">
            <text:list-header>
              <text:p text:style-name="P10"><text:span text:style-name="T5">Tipos de Sistemas Operativos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16" draw:layer="layout" svg:width="22.648cm" svg:height="12.489cm" svg:x="1.852cm" svg:y="4.039cm">
          <text:list text:style-name="L5">
            <text:list-item>
              <text:p text:style-name="P12"><text:span text:style-name="T6">Por sus servicios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Monousuario: un usuario a la vez </text:span></text:p>
                </text:list-item>
                <text:list-item>
                  <text:p text:style-name="P13"><text:span text:style-name="T7">Multiusuario: varios usuarios a la vez</text:span></text:p>
                </text:list-item>
                <text:list-item>
                  <text:p text:style-name="P13"><text:span text:style-name="T7">Monotarea: un proceso a la vez</text:span></text:p>
                </text:list-item>
                <text:list-item>
                  <text:p text:style-name="P13"><text:span text:style-name="T7">Multitarea: varios procesos a la vez</text:span></text:p>
                </text:list-item>
                <text:list-item>
                  <text:p text:style-name="P13"><text:span text:style-name="T7">Uniproceso: un procesador por sistema</text:span></text:p>
                </text:list-item>
                <text:list-item>
                  <text:p text:style-name="P13"><text:span text:style-name="T7">Multiproceso: varios procesadores por sistema (Equilibrados o Maestro/Esclavo)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0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Predeterminado" presentation:use-date-time-name="dtd1">
        <draw:custom-shape draw:style-name="gr62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11" draw:layer="layout" svg:width="24.13cm" svg:height="3.81cm" svg:x="1.27cm" svg:y="0.115cm">
          <text:list text:style-name="L4">
            <text:list-header>
              <text:p text:style-name="P10"><text:span text:style-name="T5">Tipos de Sistemas Operativos (I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648cm" svg:height="12.488cm" svg:x="1.852cm" svg:y="2.924cm">
          <text:list text:style-name="L5">
            <text:list-item>
              <text:p text:style-name="P12"><text:span text:style-name="T6">Por la forma de ofrecer sus servicios</text:span></text:p>
            </text:list-item>
          </text:list>
          <text:list text:style-name="L6">
            <text:list-item>
              <text:list>
                <text:list-item>
                  <text:p text:style-name="P19"><text:span text:style-name="T7">Los dos primeros sirven para compartir los diferentes recursos y la información del sistema</text:span><text:span text:style-name="T10">.</text:span></text:p>
                </text:list-item>
                <text:list-item>
                  <text:p text:style-name="P19"><text:span text:style-name="T7">Sistemas Operativos de Red: </text:span><text:span text:style-name="T10">el usuario siempre sabe dónde se está ejecutando su programa y dónde están almacenados sus datos. Ej: Window Server 2003/2008, UNIX.</text:span></text:p>
                </text:list-item>
                <text:list-item>
                  <text:p text:style-name="P19"><text:span text:style-name="T7">Sistemas Operativos Distribuidos: </text:span><text:span text:style-name="T10">el usuario no sabe dónde se está ejecutando su programa y dónde están almacenados sus datos. Ej: Amoeba, Chorus.</text:span></text:p>
                </text:list-item>
                <text:list-item>
                  <text:p text:style-name="P13"><text:span text:style-name="T7">Sistemas Operativos por lotes.</text:span></text:p>
                </text:list-item>
                <text:list-item>
                  <text:p text:style-name="P13"><text:span text:style-name="T7">Sistemas Operativos en tiempo real.</text:span></text:p>
                </text:list-item>
                <text:list-item>
                  <text:p text:style-name="P13"><text:span text:style-name="T7">Sistemas Operativos de tiempo compartido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1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67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Predeterminado" presentation:use-date-time-name="dtd1">
        <draw:custom-shape draw:style-name="gr68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1" draw:layer="layout" svg:width="25.202cm" svg:height="3.81cm" svg:x="0cm" svg:y="0.115cm">
          <text:list text:style-name="L4">
            <text:list-header>
              <text:p text:style-name="P10"><text:span text:style-name="T21">Módulos de un Sistema Operativo (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38" draw:layer="layout" svg:width="23.901cm" svg:height="12.488cm" svg:x="1.499cm" svg:y="2.439cm">
          <text:list text:style-name="L5">
            <text:list-item>
              <text:p text:style-name="P35"><text:span text:style-name="T22">Núcleo</text:span></text:p>
            </text:list-item>
          </text:list>
          <text:list text:style-name="L6">
            <text:list-item>
              <text:list>
                <text:list-item>
                  <text:p text:style-name="P22"><text:span text:style-name="T12">Único que está en contacto con el Hardware del Sistema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36"><text:span text:style-name="T23">Planificador de Procesos (Dispatcher): decide qué proceso entra en ejecución.</text:span></text:p>
                    </text:list-item>
                    <text:list-item>
                      <text:p text:style-name="P36"><text:span text:style-name="T23">Manejador de Interrupciones: da respuesta a interrupciones: <text:s/>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text:span text:style-name="T24">de programa</text:span></text:p>
                        </text:list-item>
                        <text:list-item>
                          <text:p text:style-name="P37"><text:span text:style-name="T24">de reloj del sistema </text:span></text:p>
                        </text:list-item>
                        <text:list-item>
                          <text:p text:style-name="P37"><text:span text:style-name="T24">de entrada/salida</text:span></text:p>
                        </text:list-item>
                        <text:list-item>
                          <text:p text:style-name="P37"><text:span text:style-name="T24">de fallos hardware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36"><text:span text:style-name="T23">Comunicador de Procesos: evita </text:span><text:span text:style-name="T25">Interbloqueos</text:span><text:span text:style-name="T23"> entre <text:s/>procesos.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2"><text:span text:style-name="T12">Núcleo Monolítico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7">(Parte dependiente de HW e independiente de HW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2"><text:span text:style-name="T12">Micronúcleo. Se ayuda de procesos servidore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2" presentation:class="page"/>
          <draw:custom-shape draw:style-name="gr73" draw:text-style-name="P21" draw:layer="layout" svg:width="15.778cm" svg:height="12.792cm" svg:x="1.971cm" svg:y="13.503cm">
            <text:list text:style-name="L7">
              <text:list-header>
                <text:p text:style-name="P20"><text:span text:style-name="T11">Un </text:span><text:span text:style-name="T26">núcleo monolítico</text:span><text:span text:style-name="T11"> es un tipo de núcleo o kernel de un sistema operativo. Como ejemplo de sistema operativo de núcleo monolítico están Unix, Linux y FreeBSD.</text:span></text:p>
                <text:p text:style-name="P20"><text:span text:style-name="T11">Estos sistemas tienen un núcleo grande y complejo, que engloba todos los servicios del sistema. Está programado de forma no modular, y tiene un rendimiento mayor que un micronúcleo. Sin embargo, cualquier cambio a realizar en cualquier servicio requiere la recompilación del núcleo y el reinicio del sistema para aplicar los nuevos cambios.</text:span></text:p>
                <text:p text:style-name="P20"><text:span text:style-name="T26">Micronúcleo</text:span><text:span text:style-name="T11"> (en inglés: </text:span><text:span text:style-name="T26">microkernel</text:span><text:span text:style-name="T11">) es un tipo de núcleo de un sistema operativo que provee un conjunto de primitivas o llamadas al sistema mínimas, para implementar servicios básicos como espacios de direcciones, comunicación entre procesos y planificación básica.</text:span></text:p>
                <text:p text:style-name="P20"><text:span text:style-name="T11">http://upload.wikimedia.org/wikipedia/commons/d/d0/OS-structure2.svg</text:span></text:p>
                <text:p text:style-name="P20"><text:span text:style-name="T11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4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Predeterminado" presentation:use-date-time-name="dtd1">
        <draw:custom-shape draw:style-name="gr75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1" draw:layer="layout" svg:width="24.558cm" svg:height="3.81cm" svg:x="0.842cm" svg:y="-0.084cm">
          <text:list text:style-name="L4">
            <text:list-header>
              <text:p text:style-name="P10"><text:span text:style-name="T21">Módulos de un Sistema Operativo (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38" draw:layer="layout" svg:width="24.8cm" svg:height="12.489cm" svg:x="0.697cm" svg:y="3.038cm">
          <text:list text:style-name="L5">
            <text:list-item>
              <text:p text:style-name="P35"><text:span text:style-name="T22">Gestor de Memoria</text:span></text:p>
            </text:list-item>
          </text:list>
          <text:list text:style-name="L6">
            <text:list-item>
              <text:list>
                <text:list-item>
                  <text:p text:style-name="P22"><text:span text:style-name="T12">Manejo de memoria en sistemas monousario sin intercambio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36"><text:span text:style-name="T23">SSOO monousario y monotarea.</text:span></text:p>
                    </text:list-item>
                    <text:list-item>
                      <text:p text:style-name="P36"><text:span text:style-name="T23">Un programa se ajusta a la RAM existente. Los procesos se ejecutan secuencialmente.</text:span></text:p>
                    </text:list-item>
                    <text:list-item>
                      <text:p text:style-name="P36"><text:span text:style-name="T23">En memoria: SSOO – Drivers – Programas – Pila 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2"><text:span text:style-name="T12">Multiprogramación en Memoria Real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7">Tiene en memoria física más de un proceso al tiempo. Intercambia procesos enteros.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<text:span text:style-name="T27">Relocalización: Recalcular direcciones o Registro Dirección Base</text:span></text:p>
                        </text:list-item>
                        <text:list-item>
                          <text:p text:style-name="P23"><text:span text:style-name="T27">Protección: Registro Base y Registro Límite.</text:span></text:p>
                        </text:list-item>
                        <text:list-item>
                          <text:p text:style-name="P23"><text:span text:style-name="T27">Particiones fijas o variables: Variables generan huecos: Compactación.</text:span></text:p>
                        </text:list-item>
                        <text:list-item>
                          <text:p text:style-name="P23"><text:span text:style-name="T27">Overlays: El programador divide el programa en secciones lógicas: cada sección llama a la siguiente. No es eficiente. No se puede porta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3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Predeterminado" presentation:use-date-time-name="dtd1">
        <draw:custom-shape draw:style-name="gr81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1" draw:layer="layout" svg:width="25.4cm" svg:height="3.81cm" svg:x="0cm" svg:y="0.115cm">
          <text:list text:style-name="L4">
            <text:list-header>
              <text:p text:style-name="P10"><text:span text:style-name="T21">Módulos de un Sistema Operativo (II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6" draw:layer="layout" svg:width="24.8cm" svg:height="12.488cm" svg:x="1.098cm" svg:y="3.237cm">
          <text:list text:style-name="L5">
            <text:list-item>
              <text:p text:style-name="P12"><text:span text:style-name="T6">Gestor de Memoria</text:span></text:p>
            </text:list-item>
          </text:list>
          <text:list text:style-name="L6">
            <text:list-item>
              <text:list>
                <text:list-item>
                  <text:p text:style-name="P13"><text:span text:style-name="T7">Multiprogramación en Memoria Virtual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33"><text:span text:style-name="T20">Intercambia Segmentos o Páginas.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6"><text:span text:style-name="T23">Principio del Grupo de Trabajo.</text:span></text:p>
                        </text:list-item>
                        <text:list-item>
                          <text:p text:style-name="P36"><text:span text:style-name="T23">Principio de Localidad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2"><text:span text:style-name="T12">Paginación pura (bidimensional)</text:span></text:p>
                    </text:list-item>
                    <text:list-item>
                      <text:p text:style-name="P22"><text:span text:style-name="T12">Segmentación pura (bidimensional)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17">Datos / Código / Pil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2"><text:span text:style-name="T12">Sistemas combinados (tridimensional)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17">Carga de páginas </text:span><text:span text:style-name="T28">por demanda</text:span></text:p>
                        </text:list-item>
                        <text:list-item>
                          <text:p text:style-name="P19"><text:span text:style-name="T17">Carga de páginas </text:span><text:span text:style-name="T28">anticipada</text:span><text:span text:style-name="T17"> por el principio de localidad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4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86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Predeterminado" presentation:use-date-time-name="dtd1">
        <draw:custom-shape draw:style-name="gr87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1" draw:layer="layout" svg:width="25.4cm" svg:height="3.81cm" svg:x="0cm" svg:y="0.115cm">
          <text:list text:style-name="L4">
            <text:list-header>
              <text:p text:style-name="P10"><text:span text:style-name="T21">Módulos de un Sistema Operativo (I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38" draw:layer="layout" svg:width="25.898cm" svg:height="15.813cm" svg:x="0cm" svg:y="3.237cm">
          <text:list text:style-name="L5">
            <text:list-item>
              <text:p text:style-name="P35"><text:span text:style-name="T22">Gestor de Entrada / Salida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36"><text:span text:style-name="T23">Su misión es el Control de Periféricos.</text:span></text:p>
                    </text:list-item>
                    <text:list-item>
                      <text:p text:style-name="P36"><text:span text:style-name="T23">Dispositivos de Entrada / Salida.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<text:span text:style-name="T24">Orientados a bloques. Direccionables. (discos duros, memoria…)</text:span></text:p>
                        </text:list-item>
                        <text:list-item>
                          <text:p text:style-name="P37"><text:span text:style-name="T24">Orientados a carácter. No direccionables (teclado, pantalla…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7">Controladores de dispositivos: parte electrónica de los dispositivos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<text:span text:style-name="T27">Voltajes de 5 o 12 voltios.</text:span></text:p>
                        </text:list-item>
                        <text:list-item>
                          <text:p text:style-name="P23"><text:span text:style-name="T27">Se comunican con el ordenador por medio de interrupciones y por Mapeo en memoria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7">Acceso directo a memoria (DMA)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<text:span text:style-name="T27">Libera a la CPU de atender a los controladores de dispositiv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9"><text:span text:style-name="T17">Principios en el software de E/S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header>
                      <text:p text:style-name="P39"><text:span text:style-name="T17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layer="layout" svg:width="22.21cm" svg:height="2.758cm" svg:x="2.5cm" svg:y="15.49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2">
                  <text:list-item>
                    <text:list>
                      <text:list-item>
                        <text:p text:style-name="P40"><text:span text:style-name="T27">Administrador Interrupciones</text:span></text:p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12">
                  <text:list-item>
                    <text:list>
                      <text:list-item>
                        <text:p text:style-name="P40"><text:span text:style-name="T27">SW independiente dispositivo</text:span></text:p>
                      </text:list-item>
                    </text:list>
                  </text:list-item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2">
                  <text:list-item>
                    <text:list>
                      <text:list-item>
                        <text:p text:style-name="P40"><text:span text:style-name="T27">Administrador Dispositivos</text:span></text:p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12">
                  <text:list-item>
                    <text:list>
                      <text:list-item>
                        <text:p text:style-name="P40"><text:span text:style-name="T27">SW para usuarios</text:span></text:p>
                      </text:list-item>
                    </text:list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layer="layout" svg:width="14.213cm" svg:height="10.659cm" svg:x="2.756cm" svg:y="2.134cm" draw:page-number="15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92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Predeterminado" presentation:use-date-time-name="dtd1">
        <draw:custom-shape draw:style-name="gr93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11" draw:layer="layout" svg:width="24.359cm" svg:height="3.81cm" svg:x="1.041cm" svg:y="0.115cm">
          <text:list text:style-name="L4">
            <text:list-header>
              <text:p text:style-name="P10"><text:span text:style-name="T21">Módulos de un Sistema Operativo (V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16" draw:layer="layout" svg:width="25.801cm" svg:height="12.489cm" svg:x="0.3cm" svg:y="2.835cm">
          <text:list text:style-name="L5">
            <text:list-item>
              <text:p text:style-name="P12"><text:span text:style-name="T6">Gestor de Ficheros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8">Almacenamiento </text:span><text:span text:style-name="T29">Físico</text:span><text:span text:style-name="T8"> de datos: sectores, pistas, tiempos búsqueda.</text:span></text:p>
                </text:list-item>
                <text:list-item>
                  <text:p text:style-name="P15"><text:span text:style-name="T8">Algoritmos de </text:span><text:span text:style-name="T29">Planificación</text:span><text:span text:style-name="T8"> de Peticiones.</text:span></text:p>
                </text:list-item>
                <text:list-item>
                  <text:p text:style-name="P15"><text:span text:style-name="T8">Asignación del </text:span><text:span text:style-name="T29">espacio</text:span><text:span text:style-name="T8"> de almacenamiento: continua, encadenada...</text:span></text:p>
                </text:list-item>
                <text:list-item>
                  <text:p text:style-name="P15"><text:span text:style-name="T29">Métodos de acceso</text:span><text:span text:style-name="T8">: secuencial, directo, indexado…</text:span></text:p>
                </text:list-item>
                <text:list-item>
                  <text:p text:style-name="P15"><text:span text:style-name="T29">Operaciones</text:span><text:span text:style-name="T8"> soportadas por el subsistema de archivos: copia, crear…</text:span></text:p>
                </text:list-item>
                <text:list-item>
                  <text:p text:style-name="P15"><text:span text:style-name="T29">Facilidades extras</text:span><text:span text:style-name="T8"> de los sistemas de archivos: cotas de disco, compartir</text:span></text:p>
                </text:list-item>
                <text:list-item>
                  <text:p text:style-name="P15"><text:span text:style-name="T8">Sistemas </text:span><text:span text:style-name="T29">compartidos</text:span><text:span text:style-name="T8"> o de red: Servidor Stateless, No Stateless.</text:span></text:p>
                </text:list-item>
                <text:list-item>
                  <text:p text:style-name="P15"><text:span text:style-name="T29">Tendencias</text:span><text:span text:style-name="T8"> actuales: Redes.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header>
                      <text:p text:style-name="P41"><text:span text:style-name="T8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6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98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Predeterminado" presentation:use-date-time-name="dtd1">
        <draw:custom-shape draw:style-name="gr99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11" draw:layer="layout" svg:width="25.4cm" svg:height="3.81cm" svg:x="0cm" svg:y="0.115cm">
          <text:list text:style-name="L4">
            <text:list-header>
              <text:p text:style-name="P10"><text:span text:style-name="T21">Módulos de un Sistema Operativo (V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16" draw:layer="layout" svg:width="25.801cm" svg:height="12.489cm" svg:x="0.3cm" svg:y="2.835cm">
          <text:list text:style-name="L5">
            <text:list-item>
              <text:p text:style-name="P12"><text:span text:style-name="T6">Gestor de Procesos (Scheduler)</text:span></text:p>
            </text:list-item>
          </text:list>
          <text:list text:style-name="L6">
            <text:list-item>
              <text:list>
                <text:list-item>
                  <text:p text:style-name="P42"><text:span text:style-name="T30">Decide cual de los trabajos que están esperando es el siguiente en conseguir el uso de la CPU.</text:span></text:p>
                </text:list-item>
                <text:list-item>
                  <text:p text:style-name="P42"><text:span text:style-name="T30">Los trabajos aguardan en una lista de espera.</text:span></text:p>
                </text:list-item>
                <text:list-item>
                  <text:p text:style-name="P42"><text:span text:style-name="T30">Hay varios métodos para darles turno. Varía según el S. Operativo.</text:span></text:p>
                </text:list-item>
                <text:list-item>
                  <text:p text:style-name="P42"><text:span text:style-name="T30">Suelen trabajar por Prioridades.</text:span></text:p>
                </text:list-item>
                <text:list-item>
                  <text:p text:style-name="P42"><text:span text:style-name="T30">Debe saber evitar los Interbloqueos entre procesos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7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104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Predeterminado" presentation:use-date-time-name="dtd1">
        <draw:custom-shape draw:style-name="gr105" draw:text-style-name="P7" draw:layer="layout" svg:width="5.927cm" svg:height="1.27cm" svg:x="18.203cm" svg:y="17.357cm">
          <text:list text:style-name="L3">
            <text:list-header>
              <text:p text:style-name="P6"><text:span text:style-name="T3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11" draw:layer="layout" svg:width="22.86cm" svg:height="3.81cm" svg:x="1.041cm" svg:y="0.115cm">
          <text:list text:style-name="L4">
            <text:list-header>
              <text:p text:style-name="P10"><text:span text:style-name="T5">Estudio de Sistemas Operativo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9" draw:layer="layout" svg:width="1.482cm" svg:height="0.679cm" svg:x="0cm" svg:y="3.532cm">
          <text:list text:style-name="L1">
            <text:list-header>
              <text:p text:style-name="P8"><text:span text:style-name="T4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6" draw:layer="layout" svg:width="22.6cm" svg:height="12.488cm" svg:x="1.702cm" svg:y="4.238cm">
          <text:list text:style-name="L5">
            <text:list-item>
              <text:p text:style-name="P12"><text:span text:style-name="T6">En el aula estudiaremos el funcionamiento y características de dos sistemas operativos:</text:span></text:p>
            </text:list-item>
          </text:list>
          <text:list text:style-name="L6">
            <text:list-item>
              <text:list>
                <text:list-item>
                  <text:p text:style-name="P42"><text:span text:style-name="T30">Windows </text:span></text:p>
                </text:list-item>
                <text:list-item>
                  <text:p text:style-name="P42"><text:span text:style-name="T30">Ubuntu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layer="layout" svg:width="14.213cm" svg:height="10.659cm" svg:x="2.756cm" svg:y="2.134cm" draw:page-number="18" presentation:class="page"/>
          <draw:custom-shape draw:style-name="gr3" draw:text-style-name="P5" draw:layer="layout" svg:width="15.778cm" svg:height="12.792cm" svg:x="1.971cm" svg:y="13.503cm">
            <text:p/>
            <draw:enhanced-geometry svg:viewBox="0 0 21600 21600" draw:type="mso-spt202" draw:enhanced-path="M 0 0 L 21600 0 21600 21600 0 21600 0 0 Z N"/>
          </draw:custom-shape>
          <draw:custom-shape draw:style-name="gr110" draw:text-style-name="P18" draw:layer="layout" svg:width="8.546cm" svg:height="1.42cm" svg:x="11.17cm" svg:y="27.005cm">
            <text:list text:style-name="L7">
              <text:list-header>
                <text:p text:style-name="P17"><text:span text:style-name="T9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w Cen MT" svg:font-family="'Tw Cen M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cccce6" draw:end-color="#ffffff" draw:start-intensity="100%" draw:end-intensity="100%" draw:angle="900" draw:border="0%"/>
    <draw:gradient draw:name="Gradient_20_3" draw:display-name="Gradient 3" draw:style="linear" draw:start-color="#00007d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" style:font-family-asian="'Droid Sans'" style:font-pitch-asian="variable" style:font-size-asian="18pt" style:font-style-asian="normal" style:font-weight-asian="normal" style:font-name-complex="Droid Sans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" style:font-family-asian="'Droid Sans'" style:font-pitch-asian="variable" style:font-size-asian="18pt" style:font-style-asian="normal" style:font-weight-asian="normal" style:font-name-complex="Droid Sans" style:font-family-complex="'Droid Sans'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Droid Sans" style:font-family-asian="'Droid Sans'" style:font-pitch-asian="variable" style:font-size-asian="32pt" style:font-style-asian="normal" style:font-weight-asian="normal" style:font-name-complex="Droid Sans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" style:font-family-asian="'Droid Sans'" style:font-pitch-asian="variable" style:font-size-asian="28pt" style:font-style-asian="normal" style:font-weight-asian="normal" style:font-name-complex="Droid Sans" style:font-family-complex="'Droid Sans'" style:font-pitch-complex="variable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" style:font-family-asian="'Droid Sans'" style:font-pitch-asian="variable" style:font-size-asian="24pt" style:font-style-asian="normal" style:font-weight-asian="normal" style:font-name-complex="Droid Sans" style:font-family-complex="'Droid Sans'" style:font-pitch-complex="variable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Droid Sans" style:font-family-asian="'Droid Sans'" style:font-pitch-asian="variable" style:font-size-asian="32pt" style:font-style-asian="normal" style:font-weight-asian="normal" style:font-name-complex="Droid Sans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Droid Sans" style:font-family-asian="'Droid Sans'" style:font-pitch-asian="variable" style:font-size-asian="44pt" style:font-style-asian="normal" style:font-weight-asian="normal" style:font-name-complex="Droid Sans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Droid Sans" style:font-family-asian="'Droid Sans'" style:font-pitch-asian="variable" style:font-size-asian="32pt" style:font-style-asian="normal" style:font-weight-asian="normal" style:font-name-complex="Droid Sans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graphic-properties>
        <text:list-style style:name="Título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roid Sans" style:font-family-asian="'Droid Sans'" style:font-pitch-asian="variable" style:font-size-asian="28pt" style:font-style-asian="normal" style:font-weight-asian="normal" style:font-name-complex="Droid Sans" style:font-family-complex="'Droid Sans'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" style:font-family-asian="'Droid Sans'" style:font-pitch-asian="variable" style:font-size-asian="24pt" style:font-style-asian="normal" style:font-weight-asian="normal" style:font-name-complex="Droid Sans" style:font-family-complex="'Droid Sans'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" style:font-family-asian="'Droid Sans'" style:font-pitch-asian="variable" style:font-size-asian="20pt" style:font-style-asian="normal" style:font-weight-asian="normal" style:font-name-complex="Droid Sans" style:font-family-complex="'Droid Sans'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Droid Sans" style:font-family-asian="'Droid Sans'" style:font-pitch-asian="variable" style:font-size-asian="32pt" style:font-style-asian="normal" style:font-weight-asian="normal" style:font-name-complex="Droid Sans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fo:background-color="transparent" style:font-name-asian="Droid Sans" style:font-family-asian="'Droid Sans'" style:font-pitch-asian="variable" style:font-size-asian="44pt" style:font-style-asian="normal" style:font-weight-asian="normal" style:font-name-complex="Droid Sans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min-height="1.213cm" fo:min-width="0.285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ffffff" draw:fill-gradient-name="Gradient_20_3" draw:textarea-horizontal-align="left" draw:textarea-vertical-align="middle" draw:auto-grow-height="false" fo:min-height="0.494cm" fo:min-width="23.744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cccce6" draw:textarea-horizontal-align="left" draw:textarea-vertical-align="middle" draw:auto-grow-height="false" fo:min-height="0.123cm" fo:min-width="0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cccce6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9999cc" draw:textarea-horizontal-align="left" draw:textarea-vertical-align="middle" draw:auto-grow-height="false" fo:min-height="0.123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solid" draw:fill-color="#00007d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solid" draw:fill-color="#9999cc" draw:textarea-horizontal-align="left" draw:textarea-vertical-align="middle" draw:auto-grow-height="false" fo:min-height="0.115cm" fo:min-width="0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solid" draw:fill-color="#9999cc" draw:textarea-horizontal-align="left" draw:textarea-vertical-align="middle" draw:auto-grow-height="false" fo:min-height="0.11cm" fo:min-width="0cm" fo:padding-top="0.13cm" fo:padding-bottom="0.13cm" fo:padding-left="0.25cm" fo:padding-right="0.25cm" fo:wrap-option="no-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315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1.16cm" fo:min-width="8.046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412cm" fo:min-width="0cm" fo:padding-top="0.138cm" fo:padding-bottom="0.138cm" fo:padding-left="0.275cm" fo:padding-right="0.275cm" fo:wrap-option="wrap" draw:shadow-color="#808080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12cm" fo:min-width="0cm" fo:padding-top="0.138cm" fo:padding-bottom="0.138cm" fo:padding-left="0.275cm" fo:padding-right="0.275cm" fo:wrap-option="wrap" draw:shadow-color="#808080"/>
    </style:style>
    <style:style style:name="Mgr19" style:family="graphic" style:parent-style-name="standard">
      <style:graphic-properties draw:stroke="none" draw:fill="gradient" draw:fill-color="#ffffff" draw:fill-gradient-name="Gradient_20_2" draw:textarea-horizontal-align="left" draw:textarea-vertical-align="middle" draw:auto-grow-height="false" fo:min-height="18.781cm" fo:min-width="9.228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none" draw:fill="solid" draw:fill-color="#00007d" draw:textarea-horizontal-align="left" draw:textarea-vertical-align="middle" draw:auto-grow-height="false" fo:min-height="6.769cm" fo:min-width="20.124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solid" draw:fill-color="#9999cc" draw:textarea-horizontal-align="left" draw:textarea-vertical-align="middle" draw:auto-grow-height="false" fo:min-height="1.512cm" fo:min-width="1.092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solid" draw:fill-color="#cccce6" draw:textarea-horizontal-align="left" draw:textarea-vertical-align="middle" draw:auto-grow-height="false" fo:min-height="1.517cm" fo:min-width="1.087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95cm" fo:min-width="1.118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00007d" draw:textarea-horizontal-align="left" draw:textarea-vertical-align="middle" draw:auto-grow-height="false" fo:min-height="1.512cm" fo:min-width="1.114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9999cc" draw:textarea-horizontal-align="left" draw:textarea-vertical-align="middle" draw:auto-grow-height="false" fo:min-height="1.517cm" fo:min-width="1.118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solid" draw:fill-color="#cccce6" draw:textarea-horizontal-align="left" draw:textarea-vertical-align="middle" draw:auto-grow-height="false" fo:min-height="1.49cm" fo:min-width="1.114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00007d" draw:textarea-horizontal-align="left" draw:textarea-vertical-align="middle" draw:auto-grow-height="false" fo:min-height="1.49cm" fo:min-width="1.11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9999cc" draw:textarea-horizontal-align="left" draw:textarea-vertical-align="middle" draw:auto-grow-height="false" fo:min-height="1.49cm" fo:min-width="1.087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solid" draw:fill-color="#cccce6" draw:textarea-horizontal-align="left" draw:textarea-vertical-align="middle" draw:auto-grow-height="false" fo:min-height="1.521cm" fo:min-width="1.092cm" fo:padding-top="0.13cm" fo:padding-bottom="0.13cm" fo:padding-left="0.25cm" fo:padding-right="0.25cm" fo:wrap-option="no-wrap" draw:shadow-color="#808080"/>
    </style:style>
    <style:style style:name="Mgr30" style:family="graphic" style:parent-style-name="standard">
      <style:graphic-properties draw:stroke="none" draw:fill="solid" draw:fill-color="#9999cc" draw:textarea-horizontal-align="left" draw:textarea-vertical-align="middle" draw:auto-grow-height="false" fo:min-height="1.521cm" fo:min-width="1.114cm" fo:padding-top="0.13cm" fo:padding-bottom="0.13cm" fo:padding-left="0.25cm" fo:padding-right="0.25cm" fo:wrap-option="no-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ítulo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412cm" fo:min-width="0cm" fo:padding-top="0.138cm" fo:padding-bottom="0.138cm" fo:padding-left="0.275cm" fo:padding-right="0.275cm" fo:wrap-option="wrap" draw:shadow-color="#808080"/>
    </style:style>
    <style:style style:name="Mpr2" style:family="presentation" style:parent-style-name="Título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412cm" fo:min-width="0cm" fo:padding-top="0.138cm" fo:padding-bottom="0.138cm" fo:padding-left="0.275cm" fo:padding-right="0.27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gradient" draw:fill-color="#ffffff" draw:fill-gradient-name="Gradient_20_2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3"/>
      <style:paragraph-properties style:writing-mode="lr-tb" style:font-independent-line-spacing="true"/>
    </style:style>
    <style:style style:name="MP9" style:family="paragraph">
      <loext:graphic-properties draw:fill="solid" draw:fill-color="#cccce6"/>
      <style:paragraph-properties style:writing-mode="lr-tb" style:font-independent-line-spacing="true"/>
    </style:style>
    <style:style style:name="MP10" style:family="paragraph">
      <loext:graphic-properties draw:fill="solid" draw:fill-color="#9999cc"/>
      <style:paragraph-properties style:writing-mode="lr-tb" style:font-independent-line-spacing="true"/>
    </style:style>
    <style:style style:name="MP11" style:family="paragraph">
      <loext:graphic-properties draw:fill="solid" draw:fill-color="#00007d"/>
      <style:paragraph-properties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.599cm" fo:margin-right="0cm" fo:line-height="100%" fo:text-align="end" fo:text-indent="-0.595cm" style:punctuation-wrap="hanging" style:line-break="strict"/>
    </style:style>
    <style:style style:name="MP16" style:family="paragraph">
      <loext:graphic-properties draw:fill="none" draw:fill-color="#ffffff"/>
      <style:paragraph-properties fo:margin-left="0.599cm" fo:margin-right="0cm" fo:line-height="100%" fo:text-align="end" fo:text-indent="-0.595cm" style:punctuation-wrap="hanging" style:line-break="strict" style:writing-mode="lr-tb" style:font-independent-line-spacing="true"/>
    </style:style>
    <style:style style:name="MP17" style:family="paragraph">
      <style:paragraph-properties fo:margin-left="0.599cm" fo:margin-right="0cm" fo:line-height="100%" fo:text-indent="-0.595cm" style:punctuation-wrap="hanging" style:line-break="strict"/>
    </style:style>
    <style:style style:name="MP18" style:family="paragraph">
      <loext:graphic-properties draw:fill="none" draw:fill-color="#ffffff"/>
      <style:paragraph-properties fo:margin-left="0.599cm" fo:margin-right="0cm" fo:line-height="100%" fo:text-indent="-0.595cm" style:punctuation-wrap="hanging" style:line-break="strict" style:writing-mode="lr-tb" style:font-independent-line-spacing="true"/>
    </style:style>
    <style:style style:name="MP19" style:family="paragraph">
      <style:paragraph-properties fo:margin-left="0.599cm" fo:margin-right="0cm" fo:line-height="100%" fo:text-align="center" fo:text-indent="-0.595cm" style:punctuation-wrap="hanging" style:line-break="strict"/>
    </style:style>
    <style:style style:name="MP20" style:family="paragraph">
      <loext:graphic-properties draw:fill="none" draw:fill-color="#ffffff"/>
      <style:paragraph-properties fo:margin-left="0.599cm" fo:margin-right="0cm" fo:line-height="100%" fo:text-align="center" fo:text-indent="-0.595cm" style:punctuation-wrap="hanging" style:line-break="strict" style:writing-mode="lr-tb" style:font-independent-line-spacing="true"/>
    </style:style>
    <style:style style:name="MP21" style:family="paragraph">
      <style:paragraph-properties fo:margin-left="0cm" fo:margin-right="0cm" fo:line-height="100%" fo:text-align="end" fo:text-indent="0cm" style:punctuation-wrap="hanging" style:line-break="strict"/>
    </style:style>
    <style:style style:name="MP22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s" fo:country="ES" style:language-asian="es" style:country-asian="ES" style:language-complex="es" style:country-complex="ES"/>
    </style:style>
    <style:style style:name="MT2" style:family="text">
      <style:text-properties style:font-name="Times New Roman" fo:font-size="14pt" fo:language="es" fo:country="ES" style:font-name-asian="DejaVu Sans" style:font-size-asian="14pt" style:language-asian="es" style:country-asian="ES" style:font-name-complex="DejaVu Sans" style:font-size-complex="14pt" style:language-complex="es" style:country-complex="ES"/>
    </style:style>
    <style:style style:name="MT3" style:family="text">
      <style:text-properties style:font-name="Times New Roman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style>
    <style:style style:name="MT4" style:family="text">
      <style:text-properties style:font-name="Arial Black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draw:style-name="Mgr3" draw:text-style-name="MP6" draw:layer="backgroundobjects" svg:width="8.035cm" svg:height="1.261cm" svg:x="8.677cm" svg:y="17.356cm" presentation:class="footer">
        <draw:text-box>
          <text:list text:style-name="ML2">
            <text:list-header>
              <text:p text:style-name="MP5"><text:span text:style-name="MT1">Curso 10/11 - IES Virgen de la Paloma</text:span></text:p>
            </text:list-header>
          </text:list>
        </draw:text-box>
      </draw:frame>
      <draw:frame draw:style-name="Mgr4" draw:text-style-name="MP6" draw:layer="backgroundobjects" svg:width="5.918cm" svg:height="1.261cm" svg:x="18.203cm" svg:y="17.356cm" presentation:class="page-number">
        <draw:text-box>
          <text:list text:style-name="ML2">
            <text:list-header>
              <text:p text:style-name="MP5"><text:span text:style-name="MT1"><text:page-number>&lt;número&gt;</text:page-number></text:span></text:p>
            </text:list-header>
          </text:list>
        </draw:text-box>
      </draw:frame>
      <draw:g>
        <draw:custom-shape draw:style-name="Mgr5" draw:text-style-name="MP7" draw:layer="backgroundobjects" svg:width="0.785cm" svg:height="1.473cm" svg:x="0cm" svg:y="0cm">
          <text:p/>
          <draw:enhanced-geometry svg:viewBox="0 0 21600 21600" draw:type="rectangle" draw:enhanced-path="M 0 0 L 21600 0 21600 21600 0 21600 0 0 Z N"/>
        </draw:custom-shape>
        <draw:custom-shape draw:style-name="Mgr6" draw:text-style-name="MP8" draw:layer="backgroundobjects" svg:width="24.244cm" svg:height="0.754cm" svg:x="1.147cm" svg:y="0.37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9" draw:layer="backgroundobjects" svg:width="0.375cm" svg:height="0.383cm" svg:x="1.138cm" svg:y="0.375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9" draw:layer="backgroundobjects" svg:width="0.38cm" svg:height="0.375cm" svg:x="1.521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0" draw:layer="backgroundobjects" svg:width="0.38cm" svg:height="0.383cm" svg:x="1.521cm" svg:y="0.375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9" draw:layer="backgroundobjects" svg:width="0.37cm" svg:height="0.375cm" svg:x="0.763cm" svg:y="0.763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1" draw:layer="backgroundobjects" svg:width="0.384cm" svg:height="0.375cm" svg:x="0.366cm" svg:y="0.379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0" draw:layer="backgroundobjects" svg:width="0.375cm" svg:height="0.375cm" svg:x="1.138cm" svg:y="0.75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0" draw:layer="backgroundobjects" svg:width="0.37cm" svg:height="0.37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Predeterminado-title" draw:layer="backgroundobjects" svg:width="22.851cm" svg:height="3.801cm" svg:x="1.269cm" svg:y="1.269cm" presentation:class="title" presentation:placeholder="true">
        <draw:text-box/>
      </draw:frame>
      <draw:frame presentation:style-name="Predeterminado-outline1" draw:layer="backgroundobjects" svg:width="22.851cm" svg:height="10.787cm" svg:x="1.269cm" svg:y="5.502cm" presentation:class="outline" presentation:placeholder="true">
        <draw:text-box/>
      </draw:frame>
      <draw:frame draw:style-name="Mgr13" draw:text-style-name="MP6" draw:layer="backgroundobjects" svg:width="5.918cm" svg:height="1.314cm" svg:x="1.27cm" svg:y="17.348cm" presentation:class="date-time">
        <draw:text-box>
          <text:list text:style-name="ML2">
            <text:list-header>
              <text:p text:style-name="MP5"><text:span text:style-name="MT1"><text:date style:data-style-name="D3" text:date-value="2018-11-11">11/11/18</text:date></text:span></text:p>
            </text:list-header>
          </text:list>
        </draw:text-box>
      </draw:frame>
      <presentation:notes style:page-layout-name="PM0">
        <draw:rect draw:style-name="Mgr14" draw:text-style-name="MP12" draw:layer="backgroundobjects" svg:width="19.72cm" svg:height="28.43cm" svg:x="0cm" svg:y="0cm">
          <text:p/>
        </draw:rect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frame draw:style-name="Mgr17" draw:text-style-name="MP16" draw:layer="backgroundobjects" svg:width="8.537cm" svg:height="1.411cm" svg:x="11.169cm" svg:y="-0.001cm" presentation:class="date-time">
          <draw:text-box>
            <text:list text:style-name="ML3">
              <text:list-header>
                <text:p text:style-name="MP15"><text:span text:style-name="MT2"><text:date style:data-style-name="D3" text:date-value="2018-11-11">11/11/18</text:date></text:span></text:p>
              </text:list-header>
            </text:list>
          </draw:text-box>
        </draw:frame>
        <draw:page-thumbnail presentation:style-name="Predeterminado-title" draw:layer="backgroundobjects" svg:width="14.204cm" svg:height="10.65cm" svg:x="2.756cm" svg:y="2.134cm" presentation:class="page"/>
        <draw:frame presentation:style-name="Predeterminado-notes" draw:layer="backgroundobjects" svg:width="15.769cm" svg:height="12.783cm" svg:x="1.97cm" svg:y="13.502cm" presentation:class="notes" presentation:placeholder="true">
          <draw:text-box/>
        </draw:frame>
        <draw:custom-shape draw:style-name="Mgr16" draw:text-style-name="MP1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draw:style-name="Mgr18" draw:text-style-name="MP16" draw:layer="backgroundobjects" svg:width="8.537cm" svg:height="1.411cm" svg:x="11.169cm" svg:y="27.004cm" presentation:class="page-number">
          <draw:text-box>
            <text:list text:style-name="ML3">
              <text:list-header>
                <text:p text:style-name="MP15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g>
        <draw:custom-shape draw:style-name="Mgr19" draw:text-style-name="MP7" draw:layer="backgroundobjects" svg:width="9.728cm" svg:height="19.041cm" svg:x="0cm" svg:y="0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11" draw:layer="backgroundobjects" svg:width="20.624cm" svg:height="7.029cm" svg:x="4.767cm" svg:y="4.696cm">
          <text:p/>
          <draw:enhanced-geometry svg:viewBox="0 0 21600 21600" draw:type="rectangle" draw:enhanced-path="M 0 0 L 21600 0 21600 21600 0 21600 0 0 Z N"/>
        </draw:custom-shape>
        <draw:g>
          <draw:custom-shape draw:style-name="Mgr21" draw:text-style-name="MP10" draw:layer="backgroundobjects" svg:width="1.592cm" svg:height="1.772cm" svg:x="1.592cm" svg:y="9.953cm">
            <text:p/>
            <draw:enhanced-geometry svg:viewBox="0 0 21600 21600" draw:type="rectangle" draw:enhanced-path="M 0 0 L 21600 0 21600 21600 0 21600 0 0 Z N"/>
          </draw:custom-shape>
          <draw:custom-shape draw:style-name="Mgr22" draw:text-style-name="MP9" draw:layer="backgroundobjects" svg:width="1.587cm" svg:height="1.777cm" svg:x="4.767cm" svg:y="4.696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9" draw:layer="backgroundobjects" svg:width="1.618cm" svg:height="1.755cm" svg:x="6.337cm" svg:y="2.96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1" draw:layer="backgroundobjects" svg:width="1.614cm" svg:height="1.772cm" svg:x="3.171cm" svg:y="9.953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0" draw:layer="backgroundobjects" svg:width="1.618cm" svg:height="1.777cm" svg:x="6.337cm" svg:y="4.69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9" draw:layer="backgroundobjects" svg:width="1.614cm" svg:height="1.75cm" svg:x="3.171cm" svg:y="6.456cm">
            <text:p/>
            <draw:enhanced-geometry svg:viewBox="0 0 21600 21600" draw:type="rectangle" draw:enhanced-path="M 0 0 L 21600 0 21600 21600 0 21600 0 0 Z N"/>
          </draw:custom-shape>
          <draw:custom-shape draw:style-name="Mgr27" draw:text-style-name="MP11" draw:layer="backgroundobjects" svg:width="1.61cm" svg:height="1.75cm" svg:x="0cm" svg:y="6.456cm">
            <text:p/>
            <draw:enhanced-geometry svg:viewBox="0 0 21600 21600" draw:type="rectangle" draw:enhanced-path="M 0 0 L 21600 0 21600 21600 0 21600 0 0 Z N"/>
          </draw:custom-shape>
          <draw:custom-shape draw:style-name="Mgr28" draw:text-style-name="MP10" draw:layer="backgroundobjects" svg:width="1.587cm" svg:height="1.75cm" svg:x="4.767cm" svg:y="6.456cm">
            <text:p/>
            <draw:enhanced-geometry svg:viewBox="0 0 21600 21600" draw:type="rectangle" draw:enhanced-path="M 0 0 L 21600 0 21600 21600 0 21600 0 0 Z N"/>
          </draw:custom-shape>
          <draw:custom-shape draw:style-name="Mgr29" draw:text-style-name="MP9" draw:layer="backgroundobjects" svg:width="1.592cm" svg:height="1.781cm" svg:x="1.592cm" svg:y="8.189cm">
            <text:p/>
            <draw:enhanced-geometry svg:viewBox="0 0 21600 21600" draw:type="rectangle" draw:enhanced-path="M 0 0 L 21600 0 21600 21600 0 21600 0 0 Z N"/>
          </draw:custom-shape>
          <draw:custom-shape draw:style-name="Mgr30" draw:text-style-name="MP10" draw:layer="backgroundobjects" svg:width="1.614cm" svg:height="1.781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Título1-title" draw:layer="backgroundobjects" svg:width="22.851cm" svg:height="3.801cm" svg:x="1.269cm" svg:y="1.269cm" presentation:class="title" presentation:placeholder="true">
        <draw:text-box/>
      </draw:frame>
      <draw:frame presentation:style-name="Título1-outline1" draw:layer="backgroundobjects" svg:width="22.851cm" svg:height="10.787cm" svg:x="1.269cm" svg:y="5.502cm" presentation:class="outline" presentation:placeholder="true">
        <draw:text-box/>
      </draw:frame>
      <draw:frame draw:style-name="Mgr31" draw:text-style-name="MP18" draw:layer="backgroundobjects" svg:width="5.918cm" svg:height="1.261cm" svg:x="1.27cm" svg:y="17.356cm" presentation:class="date-time">
        <draw:text-box>
          <text:list text:style-name="ML3">
            <text:list-header>
              <text:p text:style-name="MP17"><text:span text:style-name="MT3"><text:date style:data-style-name="D3" text:date-value="2018-11-11">11/11/18</text:date></text:span></text:p>
            </text:list-header>
          </text:list>
        </draw:text-box>
      </draw:frame>
      <draw:frame draw:style-name="Mgr32" draw:text-style-name="MP20" draw:layer="backgroundobjects" svg:width="8.035cm" svg:height="1.261cm" svg:x="8.677cm" svg:y="17.356cm" presentation:class="footer">
        <draw:text-box>
          <text:list text:style-name="ML3">
            <text:list-header>
              <text:p text:style-name="MP19"><text:span text:style-name="MT3">Curso 10/11 - IES Virgen de la Paloma</text:span></text:p>
            </text:list-header>
          </text:list>
        </draw:text-box>
      </draw:frame>
      <draw:frame draw:style-name="Mgr33" draw:text-style-name="MP22" draw:layer="backgroundobjects" svg:width="5.918cm" svg:height="1.261cm" svg:x="18.203cm" svg:y="17.356cm" presentation:class="page-number">
        <draw:text-box>
          <text:list text:style-name="ML4">
            <text:list-header>
              <text:p text:style-name="MP21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4" draw:text-style-name="MP12" draw:layer="backgroundobjects" svg:width="19.72cm" svg:height="28.43cm" svg:x="0cm" svg:y="0cm">
          <text:p/>
        </draw:rect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3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14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6" draw:layer="backgroundobjects" svg:width="8.537cm" svg:height="1.411cm" svg:x="11.169cm" svg:y="-0.001cm" presentation:class="date-time">
          <draw:text-box>
            <text:list text:style-name="ML3">
              <text:list-header>
                <text:p text:style-name="MP15"><text:span text:style-name="MT2"><text:date style:data-style-name="D3" text:date-value="2018-11-11">11/11/18</text:date></text:span></text:p>
              </text:list-header>
            </text:list>
          </draw:text-box>
        </draw:frame>
        <draw:page-thumbnail presentation:style-name="Título1-title" draw:layer="backgroundobjects" svg:width="14.204cm" svg:height="10.65cm" svg:x="2.756cm" svg:y="2.134cm" presentation:class="page"/>
        <draw:frame presentation:style-name="Título1-notes" draw:layer="backgroundobjects" svg:width="15.769cm" svg:height="12.783cm" svg:x="1.97cm" svg:y="13.502cm" presentation:class="notes" presentation:placeholder="true">
          <draw:text-box/>
        </draw:frame>
        <draw:custom-shape draw:style-name="Mgr16" draw:text-style-name="MP14" draw:layer="backgroundobjects" svg:width="8.546cm" svg:height="1.42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6" draw:layer="backgroundobjects" svg:width="8.537cm" svg:height="1.411cm" svg:x="11.169cm" svg:y="27.004cm" presentation:class="page-number">
          <draw:text-box>
            <text:list text:style-name="ML3">
              <text:list-header>
                <text:p text:style-name="MP15"><text:span text:style-name="MT2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ción a la Estructura de Computadores</dc:title>
    <meta:initial-creator>asdf</meta:initial-creator>
    <meta:creation-date>2006-10-14T17:23:08</meta:creation-date>
    <dc:date>2018-11-11T18:25:07.298000000</dc:date>
    <meta:editing-cycles>160</meta:editing-cycles>
    <meta:editing-duration>PT19H41M25S</meta:editing-duration>
    <meta:document-statistic meta:object-count="203"/>
    <meta:generator>LibreOffice/5.2.1.2$Windows_x86 LibreOffice_project/31dd62db80d4e60af04904455ec9c9219178d620</meta:generator>
    <meta:user-defined meta:name="Version" meta:value-type="float">6</meta:user-defined>
  </office:meta>
</office:document-meta>
</file>